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1.762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Times New Roman" fo:font-size="11pt" style:font-name-asian="Consolas" style:font-size-asian="11pt" style:font-name-complex="Consolas" style:font-size-complex="11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<text:span text:style-name="T1">Defect Nr:</text:span></text:p>
            <text:p>33-36</text:p>
          </table:table-cell>
          <table:table-cell table:style-name="ce1" office:value-type="string">
            <text:p><text:span text:style-name="T1">Class/Function:</text:span></text:p>
            <text:p>Rectangle.h</text:p>
          </table:table-cell>
          <table:table-cell table:style-name="ce2" office:value-type="string">
            <text:p><text:span text:style-name="T1">Test Nr:</text:span></text:p>
            <text:p>1</text:p>
          </table:table-cell>
        </table:table-row>
        <table:table-row table:style-name="ro3">
          <table:table-cell office:value-type="string" table:number-columns-spanned="3" table:number-rows-spanned="1">
            <text:p><text:span text:style-name="T1">Defect Description (symptom):</text:span></text:p>
            <text:p>The collision detection does not detect collisions correctly on the x-axis. It only detects collisions when the right border on the object calling the collide function is overlapping the other object.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<text:span text:style-name="T1">Code, state and context description that triggered the defect:</text:span></text:p>
            <text:p>Using two Rectangle, the function Rectangle::overlap in Rectangle.h, line 148, should return true when rectangles overlaps</text:p>
          </table:table-cell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<text:span text:style-name="T2">Input to trigger defect:</text:span></text:p>
            <text:p>Rectangle r1 with m_topLeft == (2,2) and m_bottomRight == (4,4) and a</text:p>
            <text:p>Rectangle r2 with m_topLeft == (1,2) and m_bottomRight == (3,4).</text:p>
            <text:p>Then call r1.overlap(r2)</text:p>
          </table:table-cell>
          <table:covered-table-cell table:number-columns-repeated="2"/>
        </table:table-row>
        <table:table-row table:style-name="ro2">
          <table:table-cell office:value-type="string" table:number-columns-spanned="3" table:number-rows-spanned="1">
            <text:p><text:span text:style-name="T1">Expected output from working system:</text:span></text:p>
            <text:p>Rectangle::overlap should return true</text:p>
          </table:table-cell>
          <table:covered-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<text:span text:style-name="T1">Defect Nr:</text:span></text:p>
            <text:p>41-42</text:p>
          </table:table-cell>
          <table:table-cell table:style-name="ce1" office:value-type="string">
            <text:p><text:span text:style-name="T1">Class/Function:</text:span></text:p>
            <text:p>HighScoreComponent.cpp</text:p>
          </table:table-cell>
          <table:table-cell table:style-name="ce2" office:value-type="string">
            <text:p><text:span text:style-name="T1">Test Nr:</text:span></text:p>
            <text:p>2</text:p>
          </table:table-cell>
        </table:table-row>
        <table:table-row table:style-name="ro3">
          <table:table-cell office:value-type="string" table:number-columns-spanned="3" table:number-rows-spanned="1">
            <text:p><text:span text:style-name="T1">Defect Description (symptom):</text:span></text:p>
            <text:p>Too low values compared to the top 10 and values == 0 is wrongfully added and then they are not sorted when added.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<text:span text:style-name="T1">Code, state and context description that triggered the defect:</text:span></text:p>
            <text:p><text:span text:style-name="T3">A proper m_scores vector with 10 sorted high scores should be used. </text:span>The score is not compared to the other values in the high score and then not sorted when submitted with <text:span text:style-name="T3">HighScoreComponent::submitScore. </text:span></text:p>
          </table:table-cell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<text:span text:style-name="T2">Input to trigger defect:</text:span></text:p>
            <text:p><text:span text:style-name="T3">HighScoreComponent::submitScore with a value smaller than the top high score,</text:span></text:p>
            <text:p><text:span text:style-name="T3">HighScoreComponent::submitScore with a value smaller than the lowest high score and</text:span></text:p>
            <text:p><text:span text:style-name="T3">HighScoreComponent::submitScore with value == 0.</text:span></text:p>
          </table:table-cell>
          <table:covered-table-cell table:number-columns-repeated="2"/>
        </table:table-row>
        <table:table-row table:style-name="ro2">
          <table:table-cell office:value-type="string" table:number-columns-spanned="3" table:number-rows-spanned="1">
            <text:p><text:span text:style-name="T1">Expected output from working system:</text:span></text:p>
            <text:p>HighScoreComponent::scores() should return a sorted list without the unqualified scores.</text:p>
          </table:table-cell>
          <table:covered-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<text:span text:style-name="T1">Defect Nr:</text:span></text:p>
            <text:p>41-42</text:p>
          </table:table-cell>
          <table:table-cell table:style-name="ce1" office:value-type="string">
            <text:p><text:span text:style-name="T1">Class/Function:</text:span></text:p>
            <text:p>Player.cpp</text:p>
          </table:table-cell>
          <table:table-cell table:style-name="ce2" office:value-type="string">
            <text:p><text:span text:style-name="T1">Test Nr:</text:span></text:p>
            <text:p>3</text:p>
          </table:table-cell>
        </table:table-row>
        <table:table-row table:style-name="ro2">
          <table:table-cell office:value-type="string" table:number-columns-spanned="3" table:number-rows-spanned="1">
            <text:p><text:span text:style-name="T1">Defect Description (symptom):</text:span></text:p>
            <text:p>Ammo is not subtracted when Player::fire is called.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<text:span text:style-name="T1">Code, state and context description that triggered the defect:</text:span></text:p>
            <text:p>A Player with Ammo &gt; 0. The function Player::fire in Player.cpp, line 31, should contain code that reduces ammo by 1 when called and Ammo is &gt; 0.</text:p>
          </table:table-cell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<text:span text:style-name="T2">Input to trigger defect:</text:span></text:p>
            <text:p><text:span text:style-name="T3">Call Player::fire.</text:span>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<text:span text:style-name="T1">Expected output from working system:</text:span></text:p>
            <text:p>Ammo = Ammo – 1 and Player::fire should return true or Ammo == Ammo and Player::fire should return false.</text:p>
          </table:table-cell>
          <table:covered-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<text:span text:style-name="T1">Defect Nr:</text:span></text:p>
            <text:p>22,23,24,38</text:p>
          </table:table-cell>
          <table:table-cell table:style-name="ce1" office:value-type="string">
            <text:p><text:span text:style-name="T1">Class/Function:</text:span></text:p>
            <text:p>GameObject.cpp</text:p>
          </table:table-cell>
          <table:table-cell table:style-name="ce2" office:value-type="string">
            <text:p><text:span text:style-name="T1">Test Nr:</text:span></text:p>
            <text:p>4</text:p>
          </table:table-cell>
        </table:table-row>
        <table:table-row table:style-name="ro2">
          <table:table-cell office:value-type="string" table:number-columns-spanned="3" table:number-rows-spanned="1">
            <text:p><text:span text:style-name="T1">Defect Description (symptom):</text:span></text:p>
            <text:p>GameObjects does not signal that they are dead at 0 health, only at less than 0 health.</text:p>
          </table:table-cell>
          <table:covered-table-cell table:number-columns-repeated="2"/>
        </table:table-row>
        <table:table-row table:style-name="ro6">
          <table:table-cell office:value-type="string" table:number-columns-spanned="3" table:number-rows-spanned="1">
            <text:p><text:span text:style-name="T1">Code, state and context description that triggered the defect:</text:span></text:p>
            <text:p>State: GameObject with Health = 0</text:p>
            <text:p>The comparison in the return statement in GameObject::isDead in GameObject.cpp, line 41, should be 'less than or equal to' instead of the current 'less than'</text:p>
          </table:table-cell>
          <table:covered-table-cell table:number-columns-repeated="2"/>
        </table:table-row>
        <table:table-row table:style-name="ro7">
          <table:table-cell office:value-type="string" table:number-columns-spanned="3" table:number-rows-spanned="1">
            <text:p><text:span text:style-name="T2">Input to trigger defect:</text:span></text:p>
            <text:p>Instantiate a Player with null as sprite and AI, and set Health = 0.</text:p>
            <text:p>Call Player::isDead()</text:p>
          </table:table-cell>
          <table:covered-table-cell table:number-columns-repeated="2"/>
        </table:table-row>
        <table:table-row table:style-name="ro2">
          <table:table-cell office:value-type="string" table:number-columns-spanned="3" table:number-rows-spanned="1">
            <text:p><text:span text:style-name="T1">Expected output from working system:</text:span></text:p>
            <text:p>Player::isDead() should return true in a working system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00-00-00</text:date>, <text:time style:data-style-name="N2" text:time-value="0000-00-00T16:46:42.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5:43:11.57</meta:creation-date>
    <dc:date>2013-05-08T16:49:48.56</dc:date>
    <meta:editing-duration>PT1H1M46S</meta:editing-duration>
    <meta:editing-cycles>6</meta:editing-cycles>
    <meta:generator>LibreOffice/4.0.2.2$Windows_x86 LibreOffice_project/4c82dcdd6efcd48b1d8bba66bfe1989deee49c3</meta:generator>
    <meta:document-statistic meta:table-count="1" meta:cell-count="28" meta:object-count="0"/>
  </office:meta>
</office:document-meta>
</file>